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  <style:paragraph-properties style:writing-mode="lr-tb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57cm" fo:min-width="0.82cm" fo:padding-top="0.14cm" fo:padding-bottom="0.14cm" fo:padding-left="0.265cm" fo:padding-right="0.265cm" style:protect="size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42cm" fo:min-width="2.17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216cm" fo:min-width="0.884cm" fo:padding-top="0.14cm" fo:padding-bottom="0.14cm" fo:padding-left="0.265cm" fo:padding-right="0.265cm" style:protect="siz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  <style:paragraph-properties style:writing-mode="lr-tb"/>
    </style:style>
    <style:style style:name="gr1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false" fo:min-height="15.806cm" fo:min-width="0cm" style:protect="position size"/>
      <style:paragraph-properties style:writing-mode="lr-tb"/>
    </style:style>
    <style:style style:name="P1" style:family="paragraph">
      <loext:graphic-properties draw:fill="none" draw:fill-color="#ffffff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5" style:family="paragraph">
      <loext:graphic-properties draw:fill="solid"/>
      <style:paragraph-properties fo:text-align="center"/>
      <style:text-properties fo:font-size="9pt"/>
    </style:style>
    <style:style style:name="P6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size="11pt" style:text-underline-style="none" style:font-size-asian="11pt" style:font-size-complex="11pt"/>
    </style:style>
    <style:style style:name="T8" style:family="text">
      <style:text-properties fo:font-size="11pt" style:text-underline-style="dash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Armin Schneider</text:span></text:p>
            <text:p><text:span text:style-name="T1">s20170592</text:span></text:p>
            <text:p><text:span text:style-name="T1"><text:date style:data-style-name="D4" text:date-value="2021-04-29">29.04.2021</text:date></text:span><text:span text:style-name="T1"><text:s/></text:span><text:span text:style-name="T1"><text:time style:data-style-name="T2" text:time-value="00:00:00">09:50</text:time></text:span></text:p>
          </draw:text-box>
        </draw:frame>
        <draw:frame draw:style-name="gr2" draw:text-style-name="P2" draw:layer="layout" svg:width="4.058cm" svg:height="0.962cm" svg:x="12.821cm" svg:y="1.3cm">
          <draw:text-box>
            <text:p><text:span text:style-name="T2">ERD &lt;Titel&gt;</text:span></text:p>
          </draw:text-box>
        </draw:frame>
        <draw:custom-shape draw:style-name="gr3" draw:text-style-name="P4" xml:id="id1" draw:id="id1" draw:layer="layout" svg:width="2.5cm" svg:height="1.5cm" svg:x="6.089cm" svg:y="4.4cm">
          <text:p text:style-name="P3"><text:span text:style-name="T3">Setzt</text:span></text:p>
          <text:p text:style-name="P3"><text:span text:style-name="T3">vorau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6.089cm" svg:y1="5.15cm" svg:x2="7.35cm" svg:y2="7cm" draw:start-shape="id1" draw:start-glue-point="5" draw:end-shape="id2" draw:end-glue-point="0" svg:d="M6089 5150l1261 1850" svg:viewBox="0 0 1262 1851">
          <text:p text:style-name="P3"><text:span text:style-name="T3">(0, n)</text:span></text:p>
          <text:p text:style-name="P3"><text:span text:style-name="T4"/></text:p>
        </draw:connector>
        <draw:custom-shape draw:style-name="gr5" draw:text-style-name="P4" xml:id="id2" draw:id="id2" draw:layer="layout" svg:width="2.5cm" svg:height="1.5cm" svg:x="6.1cm" svg:y="7cm">
          <text:p text:style-name="P3"><text:span text:style-name="T3">K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.589cm" svg:y1="5.15cm" svg:x2="7.35cm" svg:y2="7cm" draw:start-shape="id1" draw:start-glue-point="7" draw:end-shape="id2" draw:end-glue-point="0" svg:d="M8589 5150l-1239 1850" svg:viewBox="0 0 1240 1851">
          <text:p text:style-name="P3"><text:span text:style-name="T3">(0, n)</text:span></text:p>
          <text:p text:style-name="P3"><text:span text:style-name="T4"/></text:p>
        </draw:connector>
        <draw:g xml:id="id3" draw:id="id3">
          <draw:custom-shape draw:style-name="gr6" draw:text-style-name="P4" draw:layer="layout" svg:width="2.7cm" svg:height="1.7cm" svg:x="10.6cm" svg:y="6.9cm">
            <text:p text:style-name="P3"><text:span text:style-name="T3">zugeordne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2.5cm" svg:height="1.5cm" svg:x="10.699cm" svg:y="6.999cm">
            <text:p text:style-name="P3"><text:span text:style-name="T3">abgehalten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onnector draw:style-name="gr4" draw:text-style-name="P5" draw:layer="layout" draw:type="line" svg:x1="13.3cm" svg:y1="7.75cm" svg:x2="15cm" svg:y2="7.75cm" draw:start-shape="id3" draw:end-shape="id4" draw:end-glue-point="3" svg:d="M13300 7750h1700" svg:viewBox="0 0 1701 1">
          <text:p text:style-name="P3"><text:span text:style-name="T3">(1, 1)</text:span></text:p>
          <text:p text:style-name="P3"><text:span text:style-name="T4"/></text:p>
        </draw:connector>
        <draw:g draw:style-name="gr7" xml:id="id4" draw:id="id4">
          <draw:custom-shape draw:style-name="gr8" draw:text-style-name="P4" draw:layer="layout" svg:width="2.7cm" svg:height="1.7cm" svg:x="15cm" svg:y="6.9cm">
            <text:p text:style-name="P3"><text:span text:style-name="T3">Entity-Ty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2.5cm" svg:height="1.5cm" svg:x="15.1cm" svg:y="7cm">
            <text:p text:style-name="P3"><text:span text:style-name="T3">Kurs-</text:span></text:p>
            <text:p text:style-name="P3"><text:span text:style-name="T3">veranstaltu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5" draw:layer="layout" draw:type="line" svg:x1="8.6cm" svg:y1="7.75cm" svg:x2="10.6cm" svg:y2="7.75cm" draw:start-shape="id2" draw:start-glue-point="1" draw:end-shape="id3" draw:end-glue-point="3" svg:d="M8600 7750h2000" svg:viewBox="0 0 2001 1">
          <text:p text:style-name="P3"><text:span text:style-name="T3">(0, n)</text:span></text:p>
          <text:p text:style-name="P3"><text:span text:style-name="T4"/></text:p>
        </draw:connector>
        <draw:custom-shape draw:style-name="gr3" draw:text-style-name="P4" xml:id="id5" draw:id="id5" draw:layer="layout" svg:width="2.5cm" svg:height="1.5cm" svg:x="19cm" svg:y="7cm">
          <text:p text:style-name="P3"><text:span text:style-name="T3">besuch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19cm" svg:y1="7.75cm" svg:x2="17.7cm" svg:y2="7.75cm" draw:start-shape="id5" draw:start-glue-point="5" draw:end-shape="id4" draw:end-glue-point="1" svg:d="M19000 7750h-1300" svg:viewBox="0 0 1301 1">
          <text:p text:style-name="P3"><text:span text:style-name="T3">(0, n)</text:span></text:p>
          <text:p text:style-name="P3"><text:span text:style-name="T4"/></text:p>
        </draw:connector>
        <draw:custom-shape draw:style-name="gr5" draw:text-style-name="P4" xml:id="id6" draw:id="id6" draw:layer="layout" svg:width="2.5cm" svg:height="1.5cm" svg:x="22.9cm" svg:y="7cm">
          <text:p text:style-name="P3"><text:span text:style-name="T3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2.9cm" svg:y1="7.75cm" svg:x2="21.5cm" svg:y2="7.75cm" draw:start-shape="id6" draw:start-glue-point="3" draw:end-shape="id5" draw:end-glue-point="7" svg:d="M22900 7750h-1400" svg:viewBox="0 0 1401 1">
          <text:p text:style-name="P3"><text:span text:style-name="T3">(0, n)</text:span></text:p>
          <text:p text:style-name="P3"><text:span text:style-name="T4"/></text:p>
        </draw:connector>
        <draw:custom-shape draw:style-name="gr3" draw:text-style-name="P4" xml:id="id7" draw:id="id7" draw:layer="layout" svg:width="2.5cm" svg:height="1.5cm" svg:x="15.1cm" svg:y="10.8cm">
          <text:p text:style-name="P3"><text:span text:style-name="T3">häl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16.35cm" svg:y1="10.8cm" svg:x2="16.35cm" svg:y2="8.6cm" draw:start-shape="id7" draw:start-glue-point="4" draw:end-shape="id4" draw:end-glue-point="2" svg:d="M16350 10800v-2200" svg:viewBox="0 0 1 2201">
          <text:p text:style-name="P3"><text:span text:style-name="T3">(0, 1)</text:span></text:p>
          <text:p text:style-name="P3"><text:span text:style-name="T4"/></text:p>
        </draw:connector>
        <draw:connector draw:style-name="gr4" draw:text-style-name="P5" draw:layer="layout" draw:type="line" svg:x1="24.15cm" svg:y1="11.5cm" svg:x2="17.6cm" svg:y2="11.55cm" draw:start-shape="id8" draw:start-glue-point="0" draw:end-shape="id7" draw:end-glue-point="7" svg:d="M24150 11500l-6550 50" svg:viewBox="0 0 6551 51">
          <text:p text:style-name="P3"><text:span text:style-name="T3">(0, n)</text:span></text:p>
          <text:p text:style-name="P3"><text:span text:style-name="T4"/></text:p>
        </draw:connector>
        <draw:custom-shape draw:style-name="gr3" draw:text-style-name="P4" xml:id="id9" draw:id="id9" draw:layer="layout" svg:width="2.5cm" svg:height="1.5cm" svg:x="22.9cm" svg:y="9.2cm">
          <text:p text:style-name="P3"><text:span text:style-name="T3">Ist Refer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24.15cm" svg:y1="9.2cm" svg:x2="24.15cm" svg:y2="8.5cm" draw:start-shape="id9" draw:start-glue-point="4" draw:end-shape="id6" draw:end-glue-point="2" svg:d="M24150 9200v-700" svg:viewBox="0 0 1 701">
          <text:p text:style-name="P3"><text:span text:style-name="T3">(0, 1)</text:span></text:p>
        </draw:connector>
        <draw:connector draw:style-name="gr4" draw:text-style-name="P5" draw:layer="layout" draw:type="line" svg:x1="24.15cm" svg:y1="11.5cm" svg:x2="24.15cm" svg:y2="10.7cm" draw:start-shape="id8" draw:start-glue-point="0" svg:d="M24150 11500v-800" svg:viewBox="0 0 1 801">
          <text:p text:style-name="P3"><text:span text:style-name="T3">(1, 1)</text:span></text:p>
        </draw:connector>
        <draw:custom-shape draw:style-name="gr3" draw:text-style-name="P4" xml:id="id10" draw:id="id10" draw:layer="layout" svg:width="2.5cm" svg:height="1.5cm" svg:x="6.1cm" svg:y="12.2cm">
          <text:p text:style-name="P3"><text:span text:style-name="T3">Geeignet</text:span></text:p>
          <text:p text:style-name="P3"><text:span text:style-name="T3">fü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7.35cm" svg:y1="12.2cm" svg:x2="7.35cm" svg:y2="8.5cm" draw:start-shape="id10" draw:start-glue-point="4" draw:end-shape="id2" draw:end-glue-point="2" svg:d="M7350 12200v-3700" svg:viewBox="0 0 1 3701">
          <text:p text:style-name="P3"><text:span text:style-name="T3">(0, n)</text:span></text:p>
          <text:p text:style-name="P3"><text:span text:style-name="T4"/></text:p>
        </draw:connector>
        <draw:connector draw:style-name="gr4" draw:text-style-name="P5" draw:layer="layout" draw:type="line" svg:x1="24.15cm" svg:y1="13cm" svg:x2="8.6cm" svg:y2="12.95cm" draw:start-shape="id8" draw:start-glue-point="2" draw:end-shape="id10" draw:end-glue-point="7" svg:d="M24150 13000l-15550-50" svg:viewBox="0 0 15551 51">
          <text:p text:style-name="P3"><text:span text:style-name="T3">(1, n)</text:span></text:p>
          <text:p text:style-name="P3"><text:span text:style-name="T4"/></text:p>
        </draw:connector>
        <draw:custom-shape draw:style-name="gr5" draw:text-style-name="P4" xml:id="id8" draw:id="id8" draw:layer="layout" svg:width="2.5cm" svg:height="1.5cm" svg:x="22.9cm" svg:y="11.5cm">
          <text:p text:style-name="P3"><text:span text:style-name="T3">Refe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11" draw:id="id11" draw:layer="layout" svg:width="2cm" svg:height="0.7cm" svg:x="19.3cm" svg:y="9.4cm">
          <text:p text:style-name="P3"><text:span text:style-name="T1">Bezahlt</text:span></text:p>
          <text:p text:style-name="P3"><text:span text:style-name="T1">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0.3cm" svg:y1="9.4cm" svg:x2="20.25cm" svg:y2="8.5cm" draw:start-shape="id11" draw:start-glue-point="4" draw:end-shape="id5" draw:end-glue-point="6" svg:d="M20300 9400l-50-900" svg:viewBox="0 0 51 901">
          <text:p text:style-name="P3"><text:span text:style-name="T3">(0, n)</text:span></text:p>
          <text:p text:style-name="P3"><text:span text:style-name="T4"/></text:p>
        </draw:connector>
      </draw:page>
      <draw:page draw:name="Attribute" draw:style-name="dp1" draw:master-page-name="Standard">
        <draw:frame draw:style-name="gr1" draw:text-style-name="P1" draw:layer="layout" svg:width="2.991cm" svg:height="1.319cm" svg:x="1.038cm" svg:y="0.982cm">
          <draw:text-box>
            <text:p><text:span text:style-name="T1">Armin Schneider</text:span></text:p>
            <text:p><text:span text:style-name="T1">s20170592</text:span></text:p>
            <text:p><text:span text:style-name="T1"><text:date style:data-style-name="D4" text:date-value="2021-04-29">29.04.2021</text:date></text:span><text:span text:style-name="T1"><text:s/></text:span><text:span text:style-name="T1"><text:time style:data-style-name="T2" text:time-value="00:00:00">09:50</text:time></text:span></text:p>
          </draw:text-box>
        </draw:frame>
        <draw:frame draw:style-name="gr10" draw:text-style-name="P2" draw:layer="layout" svg:width="5.366cm" svg:height="0.962cm" svg:x="12.167cm" svg:y="1.3cm">
          <draw:text-box>
            <text:p><text:span text:style-name="T2">Attribute &lt;Titel&gt;</text:span></text:p>
          </draw:text-box>
        </draw:frame>
        <draw:frame draw:style-name="gr11" draw:text-style-name="P8" draw:layer="layout" svg:width="26.1cm" svg:height="16.056cm" svg:x="1.9cm" svg:y="3.044cm">
          <draw:text-box>
            <text:p text:style-name="P7"><text:span text:style-name="T5">Person(</text:span><text:span text:style-name="T6">PNr</text:span><text:span text:style-name="T5">, FName, VName, Ort, Land)</text:span></text:p>
            <text:p text:style-name="P7"><text:span text:style-name="T5">Referent(</text:span><text:span text:style-name="T7">GebDat</text:span><text:span text:style-name="T5">, Seit, Titel)</text:span></text:p>
            <text:p text:style-name="P7"><text:span text:style-name="T5">Kurs(</text:span><text:span text:style-name="T6">KNr</text:span><text:span text:style-name="T5">, Bezeichn, Tage, Preis)</text:span></text:p>
            <text:p text:style-name="P7"><text:span text:style-name="T5">Kveranst(</text:span><text:span text:style-name="T8">KNrLfnd</text:span><text:span text:style-name="T7">, Von, Bis, Ort, Plätze)</text:span></text:p>
            <text:p text:style-name="P7"><text:span text:style-name="T5">...</text:span></text:p>
            <text:p text:style-name="P7"><text:span text:style-name="T5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protected="true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ünter Burgstaller</meta:initial-creator>
    <meta:creation-date>2015-03-05T18:36:17.765030731</meta:creation-date>
    <dc:date>2021-04-29T09:49:24.410000000</dc:date>
    <meta:editing-duration>PT7H5M13S</meta:editing-duration>
    <meta:editing-cycles>44</meta:editing-cycles>
    <meta:generator>LibreOffice/7.1.2.2$Windows_X86_64 LibreOffice_project/8a45595d069ef5570103caea1b71cc9d82b2aae4</meta:generator>
    <meta:printed-by>Günter Burgstaller</meta:printed-by>
    <meta:print-date>2015-03-08T13:02:56.548496712</meta:print-date>
    <meta:document-statistic meta:object-count="33"/>
  </office:meta>
</office:document-meta>
</file>